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f413d" draw:textarea-horizontal-align="justify" draw:textarea-vertical-align="middle" draw:auto-grow-height="false" fo:min-height="5.099cm" fo:min-width="7.639cm"/>
    </style:style>
    <style:style style:name="gr2" style:family="graphic" style:parent-style-name="standard">
      <style:graphic-properties draw:textarea-horizontal-align="justify" draw:textarea-vertical-align="middle" draw:auto-grow-height="false" fo:min-height="5.099cm" fo:min-width="7.639cm"/>
    </style:style>
    <style:style style:name="gr3" style:family="graphic" style:parent-style-name="standard">
      <style:graphic-properties draw:textarea-horizontal-align="justify" draw:textarea-vertical-align="middle" draw:auto-grow-height="false" fo:min-height="5.098cm" fo:min-width="7.639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5.099cm" fo:min-width="7.639cm" fo:wrap-option="wrap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3.117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-color="#ef413d"/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8.139cm" svg:height="5.349cm" svg:x="6.584cm" svg:y="1.127cm">
          <text:p text:style-name="P1"><text:span text:style-name="T1">Primary Ship 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8.139cm" svg:height="5.349cm" svg:x="1.235cm" svg:y="9.266cm">
          <text:p text:style-name="P3"><text:span text:style-name="T1">Main Engine </text:span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8.139cm" svg:height="5.348cm" svg:x="1.235cm" svg:y="15.313cm">
          <text:p text:style-name="P4"><text:span text:style-name="T1">Inertial Momentem Exchange Device (IMED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8.139cm" svg:height="5.349cm" svg:x="12.165cm" svg:y="9.266cm">
          <text:p text:style-name="P4"><text:span text:style-name="T1">Attitude Determination and Control System (ADCS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8.139cm" svg:height="5.349cm" svg:x="12.165cm" svg:y="15.362cm">
          <text:p text:style-name="P4"><text:span text:style-name="T1">Planetary Sensor Suit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8.139cm" svg:height="5.349cm" svg:x="1.235cm" svg:y="21.591cm">
          <text:p text:style-name="P4"><text:span text:style-name="T1">Auxiliary System Acces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8.139cm" svg:height="5.349cm" svg:x="12.165cm" svg:y="21.591cm">
          <text:p text:style-name="P4"><text:span text:style-name="T1">Access Panel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0.653cm" svg:y1="6.476cm" svg:x2="12.165cm" svg:y2="11.94cm" draw:start-shape="id1" draw:start-glue-point="2" draw:end-shape="id2" draw:end-glue-point="3" svg:d="M10653 6476v5464h1512" svg:viewBox="0 0 1513 5465">
          <text:p/>
        </draw:connector>
        <draw:connector draw:style-name="gr5" draw:text-style-name="P4" draw:layer="layout" svg:x1="10.653cm" svg:y1="6.476cm" svg:x2="9.374cm" svg:y2="11.94cm" draw:start-shape="id1" draw:start-glue-point="2" draw:end-shape="id3" draw:end-glue-point="1" svg:d="M10653 6476v5464h-1279" svg:viewBox="0 0 1280 5465">
          <text:p/>
        </draw:connector>
        <draw:connector draw:style-name="gr5" draw:text-style-name="P4" draw:layer="layout" svg:x1="10.653cm" svg:y1="6.476cm" svg:x2="9.374cm" svg:y2="17.987cm" draw:start-shape="id1" draw:start-glue-point="2" draw:end-shape="id4" draw:end-glue-point="1" svg:d="M10653 6476v11511h-1279" svg:viewBox="0 0 1280 11512">
          <text:p/>
        </draw:connector>
        <draw:connector draw:style-name="gr5" draw:text-style-name="P4" draw:layer="layout" svg:x1="10.653cm" svg:y1="6.476cm" svg:x2="12.165cm" svg:y2="18.036cm" draw:start-shape="id1" draw:start-glue-point="2" draw:end-shape="id5" draw:end-glue-point="3" svg:d="M10653 6476v11560h1512" svg:viewBox="0 0 1513 11561">
          <text:p/>
        </draw:connector>
        <draw:connector draw:style-name="gr5" draw:text-style-name="P4" draw:layer="layout" svg:x1="10.653cm" svg:y1="6.476cm" svg:x2="9.374cm" svg:y2="24.265cm" draw:start-shape="id1" draw:start-glue-point="2" draw:end-shape="id6" draw:end-glue-point="1" svg:d="M10653 6476v17789h-1279" svg:viewBox="0 0 1280 17790">
          <text:p/>
        </draw:connector>
        <draw:connector draw:style-name="gr5" draw:text-style-name="P4" draw:layer="layout" svg:x1="10.653cm" svg:y1="6.476cm" svg:x2="12.165cm" svg:y2="24.265cm" draw:start-shape="id1" draw:start-glue-point="2" draw:end-shape="id7" draw:end-glue-point="3" svg:d="M10653 6476v17789h1512" svg:viewBox="0 0 1513 17790">
          <text:p/>
        </draw:connector>
        <draw:frame draw:style-name="gr6" draw:text-style-name="P6" draw:layer="layout" svg:width="3.617cm" svg:height="1.397cm" svg:x="10.304cm" svg:y="7.173cm">
          <draw:text-box>
            <text:p text:style-name="P5"><text:span text:style-name="T2">TCP/I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15:58:58.708073660</meta:creation-date>
    <dc:date>2020-03-18T16:45:36.677500436</dc:date>
    <meta:editing-duration>PT36M24S</meta:editing-duration>
    <meta:editing-cycles>5</meta:editing-cycles>
    <meta:generator>LibreOffice/6.0.7.3$Linux_X86_64 LibreOffice_project/00m0$Build-3</meta:generator>
    <meta:document-statistic meta:object-count="14"/>
  </office:meta>
</office:document-meta>
</file>